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14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1.29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racticeS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[.B2]=[.C2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3]=[.C3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4]=[.C4]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5]=[.C5];1;0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6]=[.C6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[.B7]=[.C7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8]=[.C8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[.B9]=[.C9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10]=[.C10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11]=[.C11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12]=[.C12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13]=[.C13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[.B14]=[.C14];1;0)" office:value-type="float" office:value="1">
            <text:p>1</text:p>
          </table:table-cell>
          <table:table-cell/>
        </table:table-row>
        <table:table-row table:style-name="ro1">
          <table:table-cell/>
          <table:table-cell/>
          <table:table-cell office:value-type="string">
            <text:p>b</text:p>
          </table:table-cell>
          <table:table-cell table:formula="of:=IF([.B15]=[.C15];1;0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16]=[.C16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[.B17]=[.C17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18]=[.C18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19]=[.C19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20]=[.C20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21]=[.C21]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22]=[.C22];1;0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[.B23]=[.C23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24]=[.C24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25]=[.C25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[.B26]=[.C26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27]=[.C27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28]=[.C28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[.B29]=[.C29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30]=[.C30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[.B31]=[.C31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32]=[.C32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[.B33]=[.C33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34]=[.C34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[.B35]=[.C35];1;0)" office:value-type="float" office:value="1">
            <text:p>1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d</text:p>
          </table:table-cell>
          <table:table-cell table:formula="of:=IF([.B36]=[.C36]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[.B37]=[.C37];1;0)"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COUNTA([.B2:.B37])" office:value-type="float" office:value="35">
            <text:p>35</text:p>
          </table:table-cell>
          <table:table-cell table:style-name="ce1" table:formula="of:=COUNTA([.C2:.C37])" office:value-type="float" office:value="36">
            <text:p>36</text:p>
          </table:table-cell>
          <table:table-cell table:style-name="ce1" table:formula="of:=SUM([.D1:.D36])" office:value-type="float" office:value="32">
            <text:p>32</text:p>
          </table:table-cell>
          <table:table-cell table:style-name="ce1"/>
        </table:table-row>
      </table:table>
      <table:table table:name="PracticeSet2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[.C2] = [.B2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d</text:p>
          </table:table-cell>
          <table:table-cell table:formula="of:=IF([.C3] = [.B3];1;0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C4] = [.B4]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C5] = [.B5]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C6] = [.B6]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C7] = [.B7];1;0)" office:value-type="float" office:value="0">
            <text:p>0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[.C8] = [.B8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[.C9] = [.B9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d</text:p>
          </table:table-cell>
          <table:table-cell table:formula="of:=IF([.C10] = [.B10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d</text:p>
          </table:table-cell>
          <table:table-cell table:formula="of:=IF([.C11] = [.B11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[.C12] = [.B12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[.C13] = [.B13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[.C14] = [.B14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[.C15] = [.B15];1;0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C16] = [.B16];1;0)" office:value-type="float" office:value="0">
            <text:p>0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[.C17] = [.B17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[.C18] = [.B18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[.C19] = [.B19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[.C20] = [.B20];1;0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C21] = [.B21]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C22] = [.B22]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C23] = [.B23]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C24] = [.B24];1;0)" office:value-type="float" office:value="0">
            <text:p>0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d</text:p>
          </table:table-cell>
          <table:table-cell table:formula="of:=IF([.C25] = [.B25];1;0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C26] = [.B26]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C27] = [.B27];1;0)" office:value-type="float" office:value="0">
            <text:p>0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d</text:p>
          </table:table-cell>
          <table:table-cell table:formula="of:=IF([.C28] = [.B28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d</text:p>
          </table:table-cell>
          <table:table-cell table:formula="of:=IF([.C29] = [.B29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[.C30] = [.B30];1;0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C31] = [.B31];1;0)" office:value-type="float" office:value="0">
            <text:p>0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[.C32] = [.B32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[.C33] = [.B33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[.C34] = [.B34];1;0)" office:value-type="float" office:value="1">
            <text:p>1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[.C35] = [.B35];1;0)" office:value-type="float" office:value="1">
            <text:p>1</text:p>
          </table:table-cell>
        </table:table-row>
        <table:table-row table:style-name="ro1">
          <table:table-cell/>
          <table:table-cell/>
          <table:table-cell office:value-type="string">
            <text:p>b</text:p>
          </table:table-cell>
          <table:table-cell table:formula="of:=IF([.C36] = [.B36];1;0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[.A37] = [.B37];1;0)" office:value-type="float" office:value="0">
            <text:p>0</text:p>
          </table:table-cell>
        </table:table-row>
        <table:table-row table:style-name="ro1" table:visibility="filter">
          <table:table-cell table:style-name="ce1" office:value-type="string">
            <text:p>Total</text:p>
          </table:table-cell>
          <table:table-cell table:style-name="ce1" table:formula="of:=COUNTA([.B2:.B37])" office:value-type="float" office:value="35">
            <text:p>35</text:p>
          </table:table-cell>
          <table:table-cell table:style-name="ce1" table:formula="of:=COUNTA([.C2:.C37])" office:value-type="float" office:value="36">
            <text:p>36</text:p>
          </table:table-cell>
          <table:table-cell table:style-name="ce1" table:formula="of:=SUM([.D2:.D37])" office:value-type="float" office:value="22">
            <text:p>22</text:p>
          </table:table-cell>
        </table:table-row>
      </table:table>
      <table:table table:name="PracticeS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PracticeSet1.B1:PracticeSet1.D38" table:display-filter-buttons="true"/>
        <table:database-range table:name="__Anonymous_Sheet_DB__2" table:target-range-address="PracticeSet2.B1:PracticeSet2.D38" table:display-filter-buttons="true">
          <table:filter>
            <table:filter-condition table:field-number="2" table:value="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9/04/2020</text:date>, <text:time>11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8T19:25:45</meta:creation-date>
    <meta:generator>OpenOffice/4.1.6$Unix OpenOffice.org_project/416m1$Build-9790</meta:generator>
    <dc:date>2020-04-09T11:14:47</dc:date>
    <dc:creator>Akshat Zala</dc:creator>
    <meta:editing-duration>PT1H18M20S</meta:editing-duration>
    <meta:editing-cycles>74</meta:editing-cycles>
    <meta:document-statistic meta:table-count="3" meta:cell-count="231" meta:object-count="0"/>
  </office:meta>
</office:document-meta>
</file>